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quehacemoshoy.usuario_role (id_usuario,id_role) VALUES</text:p>
      <text:p text:style-name="Standard"><text:tab/> (20913,2),</text:p>
      <text:p text:style-name="Standard"><text:tab/> (20880,2),</text:p>
      <text:p text:style-name="Standard"><text:tab/> (20887,2),</text:p>
      <text:p text:style-name="Standard"><text:tab/> (20933,2),</text:p>
      <text:p text:style-name="Standard"><text:tab/> (20896,2),</text:p>
      <text:p text:style-name="Standard"><text:tab/> (20898,2),</text:p>
      <text:p text:style-name="Standard"><text:tab/> (20896,2),</text:p>
      <text:p text:style-name="Standard"><text:tab/> (20895,2),</text:p>
      <text:p text:style-name="Standard"><text:tab/> (20892,2),</text:p>
      <text:p text:style-name="Standard"><text:tab/> (20850,2),</text:p>
      <text:p text:style-name="Standard"><text:tab/> (20863,2),</text:p>
      <text:p text:style-name="Standard"><text:tab/> (20932,2),</text:p>
      <text:p text:style-name="Standard"><text:tab/> (20853,2),</text:p>
      <text:p text:style-name="Standard"><text:tab/> (20888,2),</text:p>
      <text:p text:style-name="Standard"><text:tab/> (20846,2),</text:p>
      <text:p text:style-name="Standard"><text:tab/> (20861,2),</text:p>
      <text:p text:style-name="Standard"><text:tab/> (20872,2),</text:p>
      <text:p text:style-name="Standard"><text:tab/> (20847,2),</text:p>
      <text:p text:style-name="Standard"><text:tab/> (20885,2),</text:p>
      <text:p text:style-name="Standard"><text:tab/> (20916,2),</text:p>
      <text:p text:style-name="Standard"><text:tab/> (20872,2),</text:p>
      <text:p text:style-name="Standard"><text:tab/> (20934,2),</text:p>
      <text:p text:style-name="Standard"><text:tab/> (20881,2),</text:p>
      <text:p text:style-name="Standard"><text:tab/> (20919,2),</text:p>
      <text:p text:style-name="Standard"><text:tab/> (20890,2),</text:p>
      <text:p text:style-name="Standard"><text:tab/> (20884,2),</text:p>
      <text:p text:style-name="Standard"><text:tab/> (20904,2),</text:p>
      <text:p text:style-name="Standard"><text:tab/> (20937,2),</text:p>
      <text:p text:style-name="Standard"><text:tab/> (20937,2),</text:p>
      <text:p text:style-name="Standard"><text:tab/> (20892,2),</text:p>
      <text:p text:style-name="Standard"><text:tab/> (20854,2),</text:p>
      <text:p text:style-name="Standard"><text:tab/> (20882,2),</text:p>
      <text:p text:style-name="Standard"><text:tab/> (20868,2),</text:p>
      <text:p text:style-name="Standard"><text:tab/> (20929,2),</text:p>
      <text:p text:style-name="Standard"><text:tab/> (20865,2),</text:p>
      <text:p text:style-name="Standard"><text:tab/> (20928,2),</text:p>
      <text:p text:style-name="Standard"><text:tab/> (20938,2),</text:p>
      <text:p text:style-name="Standard"><text:tab/> (20919,2),</text:p>
      <text:p text:style-name="Standard"><text:tab/> (20877,2),</text:p>
      <text:p text:style-name="Standard"><text:tab/> (20943,2),</text:p>
      <text:p text:style-name="Standard"><text:tab/> (20924,2),</text:p>
      <text:p text:style-name="Standard"><text:tab/> (20874,2),</text:p>
      <text:p text:style-name="Standard"><text:tab/> (20858,2),</text:p>
      <text:p text:style-name="Standard"><text:tab/> (20908,2),</text:p>
      <text:p text:style-name="Standard"><text:tab/> (20884,2),</text:p>
      <text:p text:style-name="Standard"><text:tab/> (20932,2),</text:p>
      <text:p text:style-name="Standard"><text:tab/> (20926,2),</text:p>
      <text:p text:style-name="Standard"><text:tab/> (20932,2),</text:p>
      <text:p text:style-name="Standard"><text:tab/> (20887,2),</text:p>
      <text:p text:style-name="Standard"><text:tab/> (20869,2),</text:p>
      <text:p text:style-name="Standard"><text:tab/> (20864,2),</text:p>
      <text:p text:style-name="Standard"><text:soft-page-break/><text:tab/> (20856,2),</text:p>
      <text:p text:style-name="Standard"><text:tab/> (20853,2),</text:p>
      <text:p text:style-name="Standard"><text:tab/> (20937,2),</text:p>
      <text:p text:style-name="Standard"><text:tab/> (20852,2),</text:p>
      <text:p text:style-name="Standard"><text:tab/> (20869,2),</text:p>
      <text:p text:style-name="Standard"><text:tab/> (20897,2),</text:p>
      <text:p text:style-name="Standard"><text:tab/> (20854,2),</text:p>
      <text:p text:style-name="Standard"><text:tab/> (20913,2),</text:p>
      <text:p text:style-name="Standard"><text:tab/> (20878,2),</text:p>
      <text:p text:style-name="Standard"><text:tab/> (20886,2),</text:p>
      <text:p text:style-name="Standard"><text:tab/> (20932,2),</text:p>
      <text:p text:style-name="Standard"><text:tab/> (20897,2),</text:p>
      <text:p text:style-name="Standard"><text:tab/> (20936,2),</text:p>
      <text:p text:style-name="Standard"><text:tab/> (20931,2),</text:p>
      <text:p text:style-name="Standard"><text:tab/> (20939,2),</text:p>
      <text:p text:style-name="Standard"><text:tab/> (20937,2),</text:p>
      <text:p text:style-name="Standard"><text:tab/> (20940,2),</text:p>
      <text:p text:style-name="Standard"><text:tab/> (20904,2),</text:p>
      <text:p text:style-name="Standard"><text:tab/> (20901,2),</text:p>
      <text:p text:style-name="Standard"><text:tab/> (20870,2),</text:p>
      <text:p text:style-name="Standard"><text:tab/> (20926,2),</text:p>
      <text:p text:style-name="Standard"><text:tab/> (20870,2),</text:p>
      <text:p text:style-name="Standard"><text:tab/> (20852,2),</text:p>
      <text:p text:style-name="Standard"><text:tab/> (20853,2),</text:p>
      <text:p text:style-name="Standard"><text:tab/> (20897,2),</text:p>
      <text:p text:style-name="Standard"><text:tab/> (20928,2),</text:p>
      <text:p text:style-name="Standard"><text:tab/> (20881,2),</text:p>
      <text:p text:style-name="Standard"><text:tab/> (20892,2),</text:p>
      <text:p text:style-name="Standard"><text:tab/> (20866,2),</text:p>
      <text:p text:style-name="Standard"><text:tab/> (20887,2),</text:p>
      <text:p text:style-name="Standard"><text:tab/> (20917,2),</text:p>
      <text:p text:style-name="Standard"><text:tab/> (20917,2),</text:p>
      <text:p text:style-name="Standard"><text:tab/> (20915,2),</text:p>
      <text:p text:style-name="Standard"><text:tab/> (20859,2),</text:p>
      <text:p text:style-name="Standard"><text:tab/> (20850,2),</text:p>
      <text:p text:style-name="Standard"><text:tab/> (20945,2),</text:p>
      <text:p text:style-name="Standard"><text:tab/> (20925,2),</text:p>
      <text:p text:style-name="Standard"><text:tab/> (20940,2),</text:p>
      <text:p text:style-name="Standard"><text:tab/> (20882,2),</text:p>
      <text:p text:style-name="Standard"><text:tab/> (20893,2),</text:p>
      <text:p text:style-name="Standard"><text:tab/> (20894,2),</text:p>
      <text:p text:style-name="Standard"><text:tab/> (20893,2),</text:p>
      <text:p text:style-name="Standard"><text:tab/> (20881,2),</text:p>
      <text:p text:style-name="Standard"><text:tab/> (20884,2),</text:p>
      <text:p text:style-name="Standard"><text:tab/> (20943,2),</text:p>
      <text:p text:style-name="Standard"><text:tab/> (20860,2),</text:p>
      <text:p text:style-name="Standard"><text:tab/> (20890,2),</text:p>
      <text:p text:style-name="Standard"><text:tab/> (20864,2),</text:p>
      <text:p text:style-name="Standard"><text:tab/> (20923,2),</text:p>
      <text:p text:style-name="Standard"><text:tab/> (20913,2),</text:p>
      <text:p text:style-name="Standard"><text:tab/> (20880,2),</text:p>
      <text:p text:style-name="Standard"><text:tab/> (20887,2),</text:p>
      <text:p text:style-name="Standard"><text:soft-page-break/><text:tab/> (20933,2),</text:p>
      <text:p text:style-name="Standard"><text:tab/> (20896,2),</text:p>
      <text:p text:style-name="Standard"><text:tab/> (20898,2),</text:p>
      <text:p text:style-name="Standard"><text:tab/> (20896,2),</text:p>
      <text:p text:style-name="Standard"><text:tab/> (20895,2),</text:p>
      <text:p text:style-name="Standard"><text:tab/> (20892,2),</text:p>
      <text:p text:style-name="Standard"><text:tab/> (20850,2),</text:p>
      <text:p text:style-name="Standard"><text:tab/> (20863,2),</text:p>
      <text:p text:style-name="Standard"><text:tab/> (20932,2),</text:p>
      <text:p text:style-name="Standard"><text:tab/> (20853,2),</text:p>
      <text:p text:style-name="Standard"><text:tab/> (20888,2),</text:p>
      <text:p text:style-name="Standard"><text:tab/> (20846,2),</text:p>
      <text:p text:style-name="Standard"><text:tab/> (20861,2),</text:p>
      <text:p text:style-name="Standard"><text:tab/> (20872,2),</text:p>
      <text:p text:style-name="Standard"><text:tab/> (20847,2),</text:p>
      <text:p text:style-name="Standard"><text:tab/> (20885,2),</text:p>
      <text:p text:style-name="Standard"><text:tab/> (20916,2),</text:p>
      <text:p text:style-name="Standard"><text:tab/> (20872,2),</text:p>
      <text:p text:style-name="Standard"><text:tab/> (20934,2),</text:p>
      <text:p text:style-name="Standard"><text:tab/> (20881,2),</text:p>
      <text:p text:style-name="Standard"><text:tab/> (20919,2),</text:p>
      <text:p text:style-name="Standard"><text:tab/> (20890,2),</text:p>
      <text:p text:style-name="Standard"><text:tab/> (20884,2),</text:p>
      <text:p text:style-name="Standard"><text:tab/> (20904,2),</text:p>
      <text:p text:style-name="Standard"><text:tab/> (20937,2),</text:p>
      <text:p text:style-name="Standard"><text:tab/> (20937,2),</text:p>
      <text:p text:style-name="Standard"><text:tab/> (20892,2),</text:p>
      <text:p text:style-name="Standard"><text:tab/> (20854,2),</text:p>
      <text:p text:style-name="Standard"><text:tab/> (20882,2),</text:p>
      <text:p text:style-name="Standard"><text:tab/> (20868,2),</text:p>
      <text:p text:style-name="Standard"><text:tab/> (20929,2),</text:p>
      <text:p text:style-name="Standard"><text:tab/> (20865,2),</text:p>
      <text:p text:style-name="Standard"><text:tab/> (20928,2),</text:p>
      <text:p text:style-name="Standard"><text:tab/> (20938,2),</text:p>
      <text:p text:style-name="Standard"><text:tab/> (20919,2),</text:p>
      <text:p text:style-name="Standard"><text:tab/> (20877,2),</text:p>
      <text:p text:style-name="Standard"><text:tab/> (20943,2),</text:p>
      <text:p text:style-name="Standard"><text:tab/> (20924,2),</text:p>
      <text:p text:style-name="Standard"><text:tab/> (20874,2),</text:p>
      <text:p text:style-name="Standard"><text:tab/> (20858,2),</text:p>
      <text:p text:style-name="Standard"><text:tab/> (20908,2),</text:p>
      <text:p text:style-name="Standard"><text:tab/> (20884,2),</text:p>
      <text:p text:style-name="Standard"><text:tab/> (20932,2),</text:p>
      <text:p text:style-name="Standard"><text:tab/> (20926,2),</text:p>
      <text:p text:style-name="Standard"><text:tab/> (20932,2),</text:p>
      <text:p text:style-name="Standard"><text:tab/> (20887,2),</text:p>
      <text:p text:style-name="Standard"><text:tab/> (20869,2),</text:p>
      <text:p text:style-name="Standard"><text:tab/> (20864,2),</text:p>
      <text:p text:style-name="Standard"><text:tab/> (20856,2),</text:p>
      <text:p text:style-name="Standard"><text:tab/> (20853,2),</text:p>
      <text:p text:style-name="Standard"><text:tab/> (20937,2),</text:p>
      <text:p text:style-name="Standard"><text:tab/> (20852,2),</text:p>
      <text:p text:style-name="Standard"><text:soft-page-break/><text:tab/> (20869,2),</text:p>
      <text:p text:style-name="Standard"><text:tab/> (20897,2),</text:p>
      <text:p text:style-name="Standard"><text:tab/> (20854,2),</text:p>
      <text:p text:style-name="Standard"><text:tab/> (20913,2),</text:p>
      <text:p text:style-name="Standard"><text:tab/> (20878,2),</text:p>
      <text:p text:style-name="Standard"><text:tab/> (20886,2),</text:p>
      <text:p text:style-name="Standard"><text:tab/> (20932,2),</text:p>
      <text:p text:style-name="Standard"><text:tab/> (20897,2),</text:p>
      <text:p text:style-name="Standard"><text:tab/> (20936,2),</text:p>
      <text:p text:style-name="Standard"><text:tab/> (20931,2),</text:p>
      <text:p text:style-name="Standard"><text:tab/> (20939,2),</text:p>
      <text:p text:style-name="Standard"><text:tab/> (20937,2),</text:p>
      <text:p text:style-name="Standard"><text:tab/> (20940,2),</text:p>
      <text:p text:style-name="Standard"><text:tab/> (20904,2),</text:p>
      <text:p text:style-name="Standard"><text:tab/> (20901,2),</text:p>
      <text:p text:style-name="Standard"><text:tab/> (20870,2),</text:p>
      <text:p text:style-name="Standard"><text:tab/> (20926,2),</text:p>
      <text:p text:style-name="Standard"><text:tab/> (20870,2),</text:p>
      <text:p text:style-name="Standard"><text:tab/> (20852,2),</text:p>
      <text:p text:style-name="Standard"><text:tab/> (20853,2),</text:p>
      <text:p text:style-name="Standard"><text:tab/> (20897,2),</text:p>
      <text:p text:style-name="Standard"><text:tab/> (20928,2),</text:p>
      <text:p text:style-name="Standard"><text:tab/> (20881,2),</text:p>
      <text:p text:style-name="Standard"><text:tab/> (20892,2),</text:p>
      <text:p text:style-name="Standard"><text:tab/> (20866,2),</text:p>
      <text:p text:style-name="Standard"><text:tab/> (20887,2),</text:p>
      <text:p text:style-name="Standard"><text:tab/> (20917,2),</text:p>
      <text:p text:style-name="Standard"><text:tab/> (20917,2),</text:p>
      <text:p text:style-name="Standard"><text:tab/> (20915,2),</text:p>
      <text:p text:style-name="Standard"><text:tab/> (20859,2),</text:p>
      <text:p text:style-name="Standard"><text:tab/> (20850,2),</text:p>
      <text:p text:style-name="Standard"><text:tab/> (20945,2),</text:p>
      <text:p text:style-name="Standard"><text:tab/> (20925,2),</text:p>
      <text:p text:style-name="Standard"><text:tab/> (20940,2),</text:p>
      <text:p text:style-name="Standard"><text:tab/> (20882,2),</text:p>
      <text:p text:style-name="Standard"><text:tab/> (20893,2),</text:p>
      <text:p text:style-name="Standard"><text:tab/> (20894,2),</text:p>
      <text:p text:style-name="Standard"><text:tab/> (20893,2),</text:p>
      <text:p text:style-name="Standard"><text:tab/> (20881,2),</text:p>
      <text:p text:style-name="Standard"><text:tab/> (20884,2),</text:p>
      <text:p text:style-name="Standard"><text:tab/> (20943,2),</text:p>
      <text:p text:style-name="Standard"><text:tab/> (20860,2),</text:p>
      <text:p text:style-name="Standard"><text:tab/> (20890,2),</text:p>
      <text:p text:style-name="Standard"><text:tab/> (20864,2),</text:p>
      <text:p text:style-name="Standard"><text:tab/> (20923,2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8:37:11.963280198</meta:creation-date>
    <dc:date>2022-05-04T18:41:37.431008725</dc:date>
    <meta:editing-duration>PT4M25S</meta:editing-duration>
    <meta:editing-cycles>1</meta:editing-cycles>
    <meta:document-statistic meta:table-count="0" meta:image-count="0" meta:object-count="0" meta:page-count="4" meta:paragraph-count="201" meta:word-count="205" meta:character-count="2466" meta:non-whitespace-character-count="2062"/>
    <meta:generator>LibreOffice/6.4.7.2$Linux_X86_64 LibreOffice_project/40$Build-2</meta:generator>
  </office:meta>
</office:document-meta>
</file>